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map style:condition="cell-content()=1" style:apply-style-name="Sem_20_título4" style:base-cell-address="Planilha1.E2"/>
      <style:map style:condition="cell-content()=2" style:apply-style-name="Sem_20_título3" style:base-cell-address="Planilha1.E2"/>
      <style:map style:condition="cell-content()=3" style:apply-style-name="Sem_20_título1" style:base-cell-address="Planilha1.E2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foi falado</text:p>
          </table:table-cell>
          <table:table-cell office:value-type="string" calcext:value-type="string">
            <text:p>foi decidido</text:p>
          </table:table-cell>
          <table:table-cell office:value-type="string" calcext:value-type="string">
            <text:p>exemplo</text:p>
          </table:table-cell>
          <table:table-cell table:style-name="Default" office:value-type="string" calcext:value-type="string">
            <text:p>estado</text:p>
          </table:table-cell>
        </table:table-row>
        <table:table-row table:style-name="ro1">
          <table:table-cell table:style-name="ce1" office:value-type="date" office:date-value="2019-02-14" calcext:value-type="date">
            <text:p>14/02/19</text:p>
          </table:table-cell>
          <table:table-cell office:value-type="string" calcext:value-type="string">
            <text:p>A ocorrencia de labels rapetidas</text:p>
          </table:table-cell>
          <table:table-cell office:value-type="string" calcext:value-type="string">
            <text:p>as labels, mesmo repetidas, representam a mesma pessoa e não devem ser relacionadas juntas</text:p>
          </table:table-cell>
          <table:table-cell office:value-type="string" calcext:value-type="string">
            <text:p>A-b-a != a-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2-14" calcext:value-type="date">
            <text:p>14/02/19</text:p>
          </table:table-cell>
          <table:table-cell office:value-type="string" calcext:value-type="string">
            <text:p>Localização de todos os arquivos do projeto</text:p>
          </table:table-cell>
          <table:table-cell office:value-type="string" calcext:value-type="string">
            <text:p>colocar os dados do projeto para rodar no computador branc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2-14" calcext:value-type="date">
            <text:p>14/02/19</text:p>
          </table:table-cell>
          <table:table-cell office:value-type="string" calcext:value-type="string">
            <text:p>problema caso ecc+ torne o grafo Q desconexo</text:p>
          </table:table-cell>
          <table:table-cell office:value-type="string" calcext:value-type="string">
            <text:p>Falar com a Claudia ou o Emanuel sobre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date" office:date-value="2019-02-14" calcext:value-type="date">
            <text:p>14/02/19</text:p>
          </table:table-cell>
          <table:table-cell office:value-type="string" calcext:value-type="string">
            <text:p>Corretude do codigo</text:p>
          </table:table-cell>
          <table:table-cell office:value-type="string" calcext:value-type="string">
            <text:p>testar os tres codigos feitos com a base de dados e verificar TEMPO entre eles e Corretude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date" office:date-value="2019-02-14" calcext:value-type="date">
            <text:p>14/02/19</text:p>
          </table:table-cell>
          <table:table-cell office:value-type="string" calcext:value-type="string">
            <text:p>caminho do mattchin</text:p>
          </table:table-cell>
          <table:table-cell office:value-type="string" calcext:value-type="string">
            <text:p>melhorar o algoritmo para saber o caminho do inicio ate o fim</text:p>
          </table:table-cell>
          <table:table-cell office:value-type="string" calcext:value-type="string">
            <text:p>Q = a-c <text:s/>| G = a-b-c <text:s/>| como era pra sair = a-b-c <text:s/>| como esta saindo = a-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date" office:date-value="2019-02-14" calcext:value-type="date">
            <text:p>14/02/19</text:p>
          </table:table-cell>
          <table:table-cell office:value-type="string" calcext:value-type="string">
            <text:p>verificar o custo de guardar os Id’s dos vertices pois ele consome vários bits</text:p>
          </table:table-cell>
          <table:table-cell office:value-type="string" calcext:value-type="string">
            <text:p>1bilhoes vertices * 32 bits(unsing long int) = 4GB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Planilha1.E2:Planilha1.E19">
            <calcext:condition calcext:apply-style-name="Sem título4" calcext:value="=1" calcext:base-cell-address="Planilha1.E2"/>
            <calcext:condition calcext:apply-style-name="Sem título3" calcext:value="=2" calcext:base-cell-address="Planilha1.E2"/>
            <calcext:condition calcext:apply-style-name="Sem título1" calcext:value="=3" calcext:base-cell-address="Planilha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ff0000" loext:vertical-justify="auto"/>
      <style:paragraph-properties css3t:text-justify="auto"/>
    </style:style>
    <style:style style:name="Sem_20_título2" style:display-name="Sem título2" style:family="table-cell" style:parent-style-name="Default">
      <style:table-cell-properties fo:background-color="#3333ff"/>
    </style:style>
    <style:style style:name="Sem_20_título3" style:display-name="Sem título3" style:family="table-cell" style:parent-style-name="Default">
      <style:table-cell-properties fo:background-color="#66ccff"/>
    </style:style>
    <style:style style:name="Sem_20_título4" style:display-name="Sem título4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5:40:18.477541312</meta:creation-date>
    <dc:date>2019-02-14T16:32:53.804587173</dc:date>
    <meta:editing-duration>PT42M23S</meta:editing-duration>
    <meta:editing-cycles>5</meta:editing-cycles>
    <meta:generator>LibreOffice/5.1.6.2$Linux_X86_64 LibreOffice_project/10m0$Build-2</meta:generator>
    <meta:document-statistic meta:table-count="1" meta:cell-count="31" meta:object-count="0"/>
  </office:meta>
</office:document-meta>
</file>